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602in"/>
    </style:style>
    <style:style style:name="co3" style:family="table-column">
      <style:table-column-properties fo:break-before="auto" style:column-width="0.7098in"/>
    </style:style>
    <style:style style:name="co4" style:family="table-column">
      <style:table-column-properties fo:break-before="auto" style:column-width="3.1354in"/>
    </style:style>
    <style:style style:name="co5" style:family="table-column">
      <style:table-column-properties fo:break-before="auto" style:column-width="0.9937in"/>
    </style:style>
    <style:style style:name="co7" style:family="table-column">
      <style:table-column-properties fo:break-before="auto" style:column-width="1.1465in"/>
    </style:style>
    <style:style style:name="co8" style:family="table-column">
      <style:table-column-properties fo:break-before="auto" style:column-width="1.3866in"/>
    </style:style>
    <style:style style:name="co9" style:family="table-column">
      <style:table-column-properties fo:break-before="auto" style:column-width="1.4965in"/>
    </style:style>
    <style:style style:name="co10" style:family="table-column">
      <style:table-column-properties fo:break-before="auto" style:column-width="1.05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99ff99"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2">
      <style:table-cell-properties fo:background-color="#99ff99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66ff66"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66ff66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20">
      <style:table-cell-properties fo:background-color="#ffff00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9900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18">
      <style:table-cell-properties fo:background-color="#ff99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cc0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17">
      <style:table-cell-properties fo:background-color="#ff9900"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2">
      <style:table-cell-properties fo:background-color="#ffcc00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ff6600"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21">
      <style:table-cell-properties fo:background-color="#ff6600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24">
      <style:table-cell-properties fo:background-color="#99ff99"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24">
      <style:table-cell-properties fo:background-color="#ff9900"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24">
      <style:table-cell-properties fo:background-color="#ff6600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absorption (mA)</text:p>
          </table:table-cell>
          <table:table-cell table:number-columns-repeated="1023"/>
        </table:table-row>
        <table:table-row table:style-name="ro1">
          <table:table-cell table:style-name="ce2" office:value-type="float" office:value="600">
            <text:p>600</text:p>
          </table:table-cell>
          <table:table-cell/>
          <table:table-cell table:style-name="ce2" office:value-type="string">
            <text:p>VAC</text:p>
          </table:table-cell>
          <table:table-cell office:value-type="string">
            <text:p>VDC</text:p>
          </table:table-cell>
          <table:table-cell office:value-type="string">
            <text:p>after diode drop</text:p>
          </table:table-cell>
          <table:table-cell table:number-columns-repeated="2"/>
          <table:table-cell table:style-name="ce2" office:value-type="string">
            <text:p>TO INSERT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18">
            <text:p>18</text:p>
          </table:table-cell>
          <table:table-cell table:style-name="ce8" table:formula="of:=[.C4]*SQRT(2)" office:value-type="float" office:value="25.4558441227157">
            <text:p>25.46</text:p>
          </table:table-cell>
          <table:table-cell table:style-name="ce8" table:formula="of:=[.D4]-0.7" office:value-type="float" office:value="24.7558441227157">
            <text:p>24.7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utput voltage</text:p>
          </table:table-cell>
          <table:table-cell table:number-columns-repeated="6"/>
          <table:table-cell table:style-name="ce9" office:value-type="string">
            <text:p>RESULTS</text:p>
          </table:table-cell>
          <table:table-cell table:number-columns-repeated="1016"/>
        </table:table-row>
        <table:table-row table:style-name="ro2">
          <table:table-cell table:style-name="ce2" office:value-type="float" office:value="12.5">
            <text:p>12.5</text:p>
          </table:table-cell>
          <table:table-cell/>
          <table:table-cell table:style-name="ce2" office:value-type="string">
            <text:p>Filter cap value in uF</text:p>
          </table:table-cell>
          <table:table-cell office:value-type="string">
            <text:p>cap Pr</text:p>
          </table:table-cell>
          <table:table-cell/>
          <table:table-cell table:style-name="ce3" office:value-type="string">
            <text:p>MIN dropou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2200">
            <text:p>2200</text:p>
          </table:table-cell>
          <table:table-cell table:style-name="ce8" table:formula="of:=(([.A3]/1000)/(100*[.C7]))*(100/[.E4])*1000000" office:value-type="float" office:value="11.016682419527">
            <text:p>11.02</text:p>
          </table:table-cell>
          <table:table-cell/>
          <table:table-cell table:style-name="ce17" office:value-type="float" office:value="2">
            <text:p>2.00 v</text:p>
          </table:table-cell>
          <table:table-cell/>
          <table:table-cell table:style-name="ce15" office:value-type="string">
            <text:p>WARNING!!!!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operating temperature</text:p>
          </table:table-cell>
          <table:table-cell table:number-columns-repeated="6"/>
          <table:table-cell table:style-name="ce3" office:value-type="string">
            <text:p>other variables</text:p>
          </table:table-cell>
          <table:table-cell table:number-columns-repeated="1016"/>
        </table:table-row>
        <table:table-row table:style-name="ro1">
          <table:table-cell table:style-name="ce4" office:value-type="float" office:value="125">
            <text:p>125°</text:p>
          </table:table-cell>
          <table:table-cell/>
          <table:table-cell office:value-type="string">
            <text:p>after cap ripple</text:p>
          </table:table-cell>
          <table:table-cell office:value-type="string">
            <text:p>wall AC</text:p>
          </table:table-cell>
          <table:table-cell/>
          <table:table-cell table:style-name="ce9" office:value-type="string">
            <text:p>dropout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SAFER operating temp</text:p>
          </table:table-cell>
          <table:table-cell/>
          <table:table-cell table:style-name="ce8" table:formula="of:=([.E4]/100)*(100-[.D7])" office:value-type="float" office:value="22.028571395443">
            <text:p>22.03</text:p>
          </table:table-cell>
          <table:table-cell table:style-name="ce12" office:value-type="string">
            <text:p>-10%</text:p>
          </table:table-cell>
          <table:table-cell table:style-name="ce8" table:formula="of:=[.C11]*0.9" office:value-type="float" office:value="19.8257142558987">
            <text:p>19.83</text:p>
          </table:table-cell>
          <table:table-cell table:style-name="ce18" table:formula="of:=[.E11]-[.A6]" office:value-type="float" office:value="7.32571425589869">
            <text:p>7.33 v</text:p>
          </table:table-cell>
          <table:table-cell table:style-name="Default"/>
          <table:table-cell table:style-name="ce11" office:value-type="string">
            <text:p>extra results</text:p>
          </table:table-cell>
          <table:table-cell table:number-columns-repeated="1016"/>
        </table:table-row>
        <table:table-row table:style-name="ro1">
          <table:table-cell table:style-name="ce6" office:value-type="float" office:value="60">
            <text:p>60.00°</text:p>
          </table:table-cell>
          <table:table-cell table:number-columns-repeated="2"/>
          <table:table-cell table:style-name="ce12" office:value-type="string">
            <text:p>+10%</text:p>
          </table:table-cell>
          <table:table-cell table:style-name="ce8" table:formula="of:=[.C11]*1.1" office:value-type="float" office:value="24.2314285349873">
            <text:p>24.23</text:p>
          </table:table-cell>
          <table:table-cell table:style-name="ce15" office:value-type="string">
            <text:p>dropout saf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room temperature</text:p>
          </table:table-cell>
          <table:table-cell table:number-columns-repeated="4"/>
          <table:table-cell table:style-name="ce19" table:formula="of:=[.F11]-[.F7]" office:value-type="float" office:value="5.32571425589869">
            <text:p>5.33 v</text:p>
          </table:table-cell>
          <table:table-cell office:value-type="string">
            <text:p>← positive values OK</text:p>
          </table:table-cell>
          <table:table-cell table:number-columns-repeated="1017"/>
        </table:table-row>
        <table:table-row table:style-name="ro1">
          <table:table-cell table:style-name="ce4" office:value-type="float" office:value="30">
            <text:p>30°</text:p>
          </table:table-cell>
          <table:table-cell/>
          <table:table-cell table:style-name="ce9" office:value-type="string">
            <text:p>DISSIPATED POWER (W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0" table:formula="of:=([.E12]-[.A6])*([.A3]/1000)" office:value-type="float" office:value="7.03885712099237">
            <text:p>7.04 W</text:p>
          </table:table-cell>
          <table:table-cell table:number-columns-repeated="1021"/>
        </table:table-row>
        <table:table-row table:style-name="ro1">
          <table:table-cell table:number-columns-repeated="4"/>
          <table:table-cell table:style-name="ce15" office:value-type="string">
            <text:p>SAFE</text:p>
          </table:table-cell>
          <table:table-cell table:style-name="ce15" office:value-type="string">
            <text:p>SAFER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Rthja (no heatsink)</text:p>
          </table:table-cell>
          <table:table-cell table:style-name="ce7" office:value-type="float" office:value="50">
            <text:p>50.00 k|w</text:p>
          </table:table-cell>
          <table:table-cell table:style-name="ce9" office:value-type="string">
            <text:p>MAXjt NO heatsink</text:p>
          </table:table-cell>
          <table:table-cell table:style-name="ce13" table:formula="of:=[.A14]+([.C15]*[.B17])" office:value-type="float" office:value="381.942856049619">
            <text:p>381.94°</text:p>
          </table:table-cell>
          <table:table-cell table:style-name="ce16" table:formula="of:=[.A10]-[.D17]" office:value-type="float" office:value="-256.942856049619">
            <text:p>-256.94°</text:p>
          </table:table-cell>
          <table:table-cell table:style-name="ce16" table:formula="of:=[.A12]-[.D17]" office:value-type="float" office:value="-321.942856049619">
            <text:p>-321.94°</text:p>
          </table:table-cell>
          <table:table-cell office:value-type="string">
            <text:p>← positive values OK</text:p>
          </table:table-cell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1018"/>
        </table:table-row>
        <table:table-row table:style-name="ro2">
          <table:table-cell table:style-name="ce2" office:value-type="string">
            <text:p>Rthjc</text:p>
          </table:table-cell>
          <table:table-cell table:style-name="ce7" office:value-type="float" office:value="4">
            <text:p>4.00 k|w</text:p>
          </table:table-cell>
          <table:table-cell table:style-name="ce9" office:value-type="string">
            <text:p>MAXjt with heatsink</text:p>
          </table:table-cell>
          <table:table-cell table:style-name="ce13" table:formula="of:=[.A14]+([.C15]*([.B20]+[.B21]))" office:value-type="float" office:value="93.3497140889314">
            <text:p>93.35°</text:p>
          </table:table-cell>
          <table:table-cell table:style-name="ce16" table:formula="of:=[.A10]-[.D20]" office:value-type="float" office:value="31.6502859110686">
            <text:p>31.65°</text:p>
          </table:table-cell>
          <table:table-cell table:style-name="ce16" table:formula="of:=[.A12]-[.D20]" office:value-type="float" office:value="-33.3497140889314">
            <text:p>-33.35°</text:p>
          </table:table-cell>
          <table:table-cell office:value-type="string">
            <text:p>← positive values OK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eatsink rating (k/w)</text:p>
          </table:table-cell>
          <table:table-cell table:style-name="ce7" office:value-type="float" office:value="5">
            <text:p>5.00 k|w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11" office:value-type="string">
            <text:p>SAFE</text:p>
          </table:table-cell>
          <table:table-cell table:style-name="ce11" office:value-type="string">
            <text:p>SAF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1" office:value-type="string">
            <text:p>MAX current absorption with no heatsink (mA)</text:p>
          </table:table-cell>
          <table:table-cell table:style-name="ce14" table:formula="of:=(([.A10]-[.A14])/(([.E12]-[.A6])*[.B17]))*1000" office:value-type="float" office:value="161.958110585895">
            <text:p>161.96</text:p>
          </table:table-cell>
          <table:table-cell table:style-name="ce14" table:formula="of:=(([.A12]-[.A14])/(([.E12]-[.A6])*[.B17]))*1000" office:value-type="float" office:value="51.1446665008091">
            <text:p>51.1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1" office:value-type="string">
            <text:p>MAX current absorption with THAT heatsink (mA)</text:p>
          </table:table-cell>
          <table:table-cell table:style-name="ce14" table:formula="of:=(([.A10]-[.A14])/(([.E12]-[.A6])*([.B20]+[.B21])))*1000" office:value-type="float" office:value="899.767281032752">
            <text:p>899.77</text:p>
          </table:table-cell>
          <table:table-cell table:style-name="ce14" table:formula="of:=(([.A12]-[.A14])/(([.E12]-[.A6])*([.B20]+[.B21])))*1000" office:value-type="float" office:value="284.137036115606">
            <text:p>284.14</text:p>
          </table:table-cell>
          <table:table-cell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2" number:min-integer-digits="1"/>
      <number:text>°</number:text>
    </number:number-style>
    <number:number-style style:name="N118">
      <number:number number:decimal-places="2" number:min-integer-digits="1"/>
      <number:text> W</number:text>
    </number:number-style>
    <number:number-style style:name="N119">
      <number:number number:decimal-places="2" number:min-integer-digits="1"/>
      <number:text> kw</number:text>
    </number:number-style>
    <number:number-style style:name="N120">
      <number:number number:decimal-places="2" number:min-integer-digits="1"/>
      <number:text> k|w</number:text>
    </number:number-style>
    <number:number-style style:name="N121">
      <number:number number:decimal-places="2" number:min-integer-digits="1"/>
      <number:text>°</number:text>
    </number:number-style>
    <number:number-style style:name="N122">
      <number:number number:decimal-places="0" number:min-integer-digits="1"/>
      <number:text>°</number:text>
    </number:number-style>
    <number:number-style style:name="N123">
      <number:number number:decimal-places="2" number:min-integer-digits="1"/>
      <number:text>v</number:text>
    </number:number-style>
    <number:number-style style:name="N124">
      <number:number number:decimal-places="2" number:min-integer-digits="1"/>
      <number:text> v</number:text>
    </number:number-style>
    <number:number-style style:name="N125">
      <number:number number:decimal-places="2" number:min-integer-digits="1"/>
      <number:text> f</number:text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10/15/2017</text:date>, <text:time>08:5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ssio Occhiodoro</meta:initial-creator>
    <meta:creation-date>2017-10-13T13:40:55.79</meta:creation-date>
    <dc:date>2017-10-15T08:55:30.54</dc:date>
    <dc:creator>Alessio Occhiodoro</dc:creator>
    <meta:editing-duration>PT8H21M51S</meta:editing-duration>
    <meta:editing-cycles>5</meta:editing-cycles>
    <meta:generator>OpenOffice/4.1.3$Win32 OpenOffice.org_project/413m1$Build-9783</meta:generator>
    <meta:document-statistic meta:table-count="3" meta:cell-count="67" meta:object-count="0"/>
  </office:meta>
</office:document-meta>
</file>